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insencurry</text:p>
      <text:p text:style-name="P2">Zutaten:</text:p>
      <text:list text:style-name="LFO1" text:continue-numbering="true">
        <text:list-item>
          <text:p text:style-name="P3">30 g frischer Ingwer</text:p>
        </text:list-item>
        <text:list-item>
          <text:p text:style-name="P4">1 Zwiebel</text:p>
        </text:list-item>
        <text:list-item>
          <text:p text:style-name="P5">1 Knoblauchzehe</text:p>
        </text:list-item>
        <text:list-item>
          <text:p text:style-name="P6">200 g Karotten</text:p>
        </text:list-item>
        <text:list-item>
          <text:p text:style-name="P7">1 EL Öl</text:p>
        </text:list-item>
        <text:list-item>
          <text:p text:style-name="P8">120 g grüne Linsen</text:p>
        </text:list-item>
        <text:list-item>
          <text:p text:style-name="P9">1 TL scharfes Curry</text:p>
        </text:list-item>
        <text:list-item>
          <text:p text:style-name="P10">Etwas Limettensaft</text:p>
        </text:list-item>
        <text:list-item>
          <text:p text:style-name="P11">Salz</text:p>
        </text:list-item>
        <text:list-item>
          <text:p text:style-name="P12">Etwas Koriander</text:p>
        </text:list-item>
      </text:list>
      <text:p text:style-name="P13">Zubereitung:</text:p>
      <text:p text:style-name="Standard">Zwiebeln und Ingwer hacken – anschwitzen – Linsen und<text:s/>Curry dazugeben – mit ein wenig Wasser oder Gemüsebrühe aufgießen – Karotten dazugeben – zum Schluss Limettensaft und<text:s/>Koriand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tojic Stefan</meta:initial-creator>
    <dc:creator>sistocker</dc:creator>
    <meta:creation-date>2018-10-04T18:47:00Z</meta:creation-date>
    <dc:date>2019-11-20T13:29:00Z</dc:date>
    <meta:template xlink:href="Normal" xlink:type="simple"/>
    <meta:editing-cycles>4</meta:editing-cycles>
    <meta:editing-duration>PT0S</meta:editing-duration>
    <meta:document-statistic meta:page-count="1" meta:paragraph-count="1" meta:word-count="50" meta:character-count="364" meta:row-count="2" meta:non-whitespace-character-count="315"/>
  </office:meta>
</office:document-meta>
</file>